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is 2025 annual report for the <text:span text:style-name="T1">Biostatistics and Imaging Genomics (BIG-S2)</text:span> details a year of unparalleled academic influence, marked by elite leadership honors, high-impact research, and the expansion of digital biomedical infrastructure.</text:p>
      <text:p text:style-name="Heading_20_3"><text:bookmark text:name="_el5uz7p9y2x0"/>2025 Leadership and Professional Honors</text:p>
      <text:p text:style-name="Standard">Lab leader <text:span text:style-name="T1">Hongtu Zhu</text:span> received historic professional recognition this year, establishing himself as a global authority at the intersection of statistics, AI, and medicine:</text:p>
      <text:list xml:id="list3873989735" text:style-name="WWNum1">
        <text:list-item>
          <text:p text:style-name="P1"><text:span text:style-name="T1">George W. Snedecor Award (2025):</text:span> Honored by the Committee of Presidents of Statistical Societies (COPSS) for pioneering contributions to statistical theory and methodology in <text:span text:style-name="T1">imaging genomics</text:span>, medical imaging analysis, and big data integration 1-3.</text:p>
        </text:list-item>
        <text:list-item>
          <text:p text:style-name="P1"><text:span text:style-name="T1">IEEE Fellow (Class of 2025):</text:span> Named a Fellow of the Institute of Electrical and Electronics Engineers for an outstanding record of accomplishments in <text:span text:style-name="T1">data integration in medical imaging and genetics</text:span>, and for applying learning in ridesharing 1, 4.</text:p>
        </text:list-item>
        <text:list-item>
          <text:p text:style-name="P1"><text:span text:style-name="T1">ICSA Distinguished Achievement Award (2025):</text:span> Recognized by the International Chinese Statistical Association for his long-standing, significant impact on the field of statistics 1, 5.</text:p>
        </text:list-item>
        <text:list-item>
          <text:p text:style-name="P1"><text:span text:style-name="T1">Editorial Leadership:</text:span> The <text:span text:style-name="T1">Coordinating Editor for the </text:span><text:span text:style-name="T3">Journal of the American Statistical Association</text:span><text:span text:style-name="T1"> (2025–2027)</text:span>, overseeing applications and case studies 1, 6, 7.</text:p>
        </text:list-item>
      </text:list>
      <text:p text:style-name="Heading_20_3"><text:bookmark text:name="_auekftwnar31"/>Professional Organization and Workshop Leadership</text:p>
      <text:p text:style-name="Standard">The lab and its leadership have expanded their influence through the creation of specialized professional communities and the hosting of global scientific forums:</text:p>
      <text:list xml:id="list2362056523" text:style-name="WWNum5">
        <text:list-item>
          <text:p text:style-name="P2"><text:span text:style-name="T1">Organization — StatsUpAI:</text:span> Hongtu Zhu leads this community dedicated to <text:span text:style-name="T1">empowering statisticians to participate more actively in AI research and leadership</text:span> 8, 9. The organization provides curated datasets, ready-to-use pipelines, and a library of review articles to help statisticians address real-world challenges using combined statistical and AI approaches 8, 10, 11.</text:p>
        </text:list-item>
        <text:list-item>
          <text:p text:style-name="P2"><text:span text:style-name="T1">2025 Workshop:</text:span> Zhu serves as Co-chair for the major upcoming workshop <text:span text:style-name="T1">"Foundation Models and Their Biomedical Applications: Bridging the Gap,"</text:span> scheduled for August 17–22, 2025 12-14.</text:p>
        </text:list-item>
      </text:list>
      <text:p text:style-name="Heading_20_3"><text:bookmark text:name="_uwmw4ooeysoz"/>2025 High-Impact Publications</text:p>
      <text:p text:style-name="Standard">The lab's research output in 2025 focused on multi-organ genetic architecture and the integration of artificial intelligence with mental health:</text:p>
      <text:list xml:id="list2981355385" text:style-name="WWNum2">
        <text:list-item>
          <text:p text:style-name="P3"><text:span text:style-name="T1">"UKB-MDRMF: a multi-disease risk and multimorbidity framework based on UK biobank data,"</text:span> published in <text:span text:style-name="T3">Nature Communications</text:span> (16: 3767) 15.</text:p>
        </text:list-item>
        <text:list-item>
          <text:p text:style-name="P3"><text:span text:style-name="T1">"Large language model powered knowledge graph construction for mental health exploration,"</text:span> published in <text:span text:style-name="T3">Nature Communications</text:span> (16: 7526) 15.</text:p>
        </text:list-item>
        <text:list-item>
          <text:p text:style-name="P3"><text:span text:style-name="T1">"Inferring multi-organ genetic connections using imaging and clinical data through Mendelian randomization,"</text:span> published in <text:span text:style-name="T3">Nature Biomedical Engineering</text:span> 15, 16.</text:p>
        </text:list-item>
        <text:list-item>
          <text:p text:style-name="P3"><text:span text:style-name="T1">"Computation and resource efficient genome-wide association analysis for large-scale imaging studies,"</text:span> published in <text:span text:style-name="T3">medRxiv</text:span> (25340011) 15, 16.</text:p>
        </text:list-item>
      </text:list>
      <text:p text:style-name="Heading_20_3"><text:bookmark text:name="_fbdnskcd98ly"/>2025 Short Courses and Educational Outreach</text:p>
      <text:p text:style-name="Standard">BIG-S2 significantly expanded its role as an educational hub, offering elite training at premier international venues:</text:p>
      <text:list xml:id="list3924701703" text:style-name="WWNum4">
        <text:list-item>
          <text:p text:style-name="P4"><text:span text:style-name="T1">Causal Generalist Medical AI (Causal GMAI/CGMAI):</text:span> This intensive program was offered at both the <text:span text:style-name="T1">DahShu Data Science Symposium 2025</text:span> and the <text:span text:style-name="T1">Duke &amp; Chen Institute Joint Boot Camp</text:span> 17-20. It introduces a paradigm integrating <text:span text:style-name="T1">causal inference with generalist AI</text:span> to improve the robustness and interpretability of medical decision-making 18, 20.</text:p>
        </text:list-item>
        <text:list-item>
          <text:p text:style-name="P4"><text:span text:style-name="T1">AAAI 2025 (Philadelphia):</text:span> A half-day tutorial titled <text:span text:style-name="T1">"Decision Intelligence for Two-sided Marketplaces,"</text:span> providing an in-depth look at reinforcement learning for long-term optimization in ridesharing 6, 17, 21.</text:p>
        </text:list-item>
        <text:list-item>
          <text:p text:style-name="P4"><text:span text:style-name="T1">JSM 2025 (Nashville):</text:span> A full-day short course (CE_01) on <text:span text:style-name="T1">"Deep Learning Methods in Advanced Statistical Problems,"</text:span> exploring intersections between deep learning and statistical methodology 17, 22, 23.</text:p>
        </text:list-item>
      </text:list>
      <text:p text:style-name="Heading_20_3"><text:bookmark text:name="_jzhqgsog84xf"/>Biomedical Digital Infrastructure</text:p>
      <text:p text:style-name="Standard">The lab continues to lead the development of <text:span text:style-name="T1">biomedical knowledge graphs</text:span>, essential for automating complex data analysis 24:</text:p>
      <text:list xml:id="list2127618349" text:style-name="WWNum6">
        <text:list-item>
          <text:p text:style-name="P5"><text:span text:style-name="T1">BIG-KP:</text:span> The <text:span text:style-name="T1">Brain Imaging Genetics Knowledge Portal</text:span> accelerates genetic discoveries in the human brain, supporting GWAS results for <text:span text:style-name="T1">2,104 functional, structural, and diffusion neuroimaging traits</text:span> 24-26.</text:p>
        </text:list-item>
        <text:list-item>
          <text:p text:style-name="P5"><text:soft-page-break/><text:span text:style-name="T1">Heartkp.org:</text:span> The lab launched this "twin" website dedicated to mapping <text:span text:style-name="T1">82 imaging traits for the heart</text:span> 24-26.</text:p>
        </text:list-item>
        <text:list-item>
          <text:p text:style-name="P5"><text:span text:style-name="T1">Data Scale:</text:span> The lab consistently analyzes genetics and neuroimaging data for more than <text:span text:style-name="T1">120,000 subjects</text:span> 16, 24.</text:p>
        </text:list-item>
      </text:list>
      <text:p text:style-name="Heading_20_3"><text:bookmark text:name="_y34hdaxiu7g2"/>Academic Family and Alumni Achievements</text:p>
      <text:p text:style-name="Standard">The BIG-S2 legacy of excellence was reinforced by major 2025 awards granted to its distinguished alumni:</text:p>
      <text:list xml:id="list3801503863" text:style-name="WWNum3">
        <text:list-item>
          <text:p text:style-name="P6"><text:span text:style-name="T1">Bingxin Zhao (Wharton School):</text:span> Received the <text:span text:style-name="T1">2025 IMS Tweedie New Researcher Award</text:span> for seminal contributions to imaging genetics in neuroscience and the development of the BIG-KP platform 27-29.</text:p>
        </text:list-item>
        <text:list-item>
          <text:p text:style-name="P6"><text:span text:style-name="T1">Linglong Kong (University of Alberta):</text:span> Awarded the <text:span text:style-name="T1">2025 CRM-SSC Prize in Statistics</text:span>, recognizing research excellence in high-dimensional statistics and neuroimaging 27, 30, 31.</text:p>
        </text:list-item>
        <text:list-item>
          <text:p text:style-name="P6"><text:span text:style-name="T1">Dr. Yize Zhao (Yale School of Public Health):</text:span> Received the <text:span text:style-name="T1">2025 IMS Thelma and Marvin Zelen Emerging Women Leaders in Data Science Award</text:span> for contributions to medical imaging, neuroscience, and mental health 27, 32.</text:p>
        </text:list-item>
        <text:list-item>
          <text:p text:style-name="P6"><text:span text:style-name="T1">Fan Zhou (周帆):</text:span> Named a <text:span text:style-name="T1">2025 Ministry of Education Young Changjiang Scholar</text:span> 27.</text:p>
        </text:list-item>
      </text:list>
      <text:p text:style-name="Standard">In 2025, BIG-S2 functioned as a <text:span text:style-name="T1">biological super-navigator</text:span>; by building intricate <text:span text:style-name="T1">knowledge graphs</text:span>, leading the <text:span text:style-name="T1">StatsUpAI</text:span> organization, and offering elite <text:span text:style-name="T1">short courses</text:span>, the lab provided the global research community with the "GPS" and the training necessary to navigate the complex genetic landscape of the brain and hear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777" meta:character-count="5440" meta:non-whitespace-character-count="4721"/>
    <meta:generator>LibreOfficeDev/6.0.5.2$Linux_X86_64 LibreOffice_project/</meta:generator>
  </office:meta>
</office:document-meta>
</file>